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2"/>
      <text:p text:style-name="P2"/>
      <text:p text:style-name="P1">%=TitreDocument=%</text:p>
      <text:p text:style-name="P2"/>
      <text:p text:style-name="P2"/>
      <text:p text:style-name="P4">%=Requerant=% / %=Nip=%</text:p>
      <text:p text:style-name="P2">%=AyantDroit=%</text:p>
      <text:p text:style-name="P2"/>
      <text:p text:style-name="P2"/>
      <text:p text:style-name="P5">%=TitreTiers=%</text:p>
      <text:p text:style-name="P2"/>
      <text:p text:style-name="P5">%=Paragraphe1=%</text:p>
      <text:p text:style-name="P2"/>
      <text:p text:style-name="P5">%=Paragraphe2=%</text:p>
      <text:p text:style-name="P2"/>
      <text:list text:style-name="L1">
        <text:list-item text:start-value="1">
          <text:p text:style-name="P13">%=remLineWhenBlank(Paragraphe3,0)=%</text:p>
        </text:list-item>
      </text:list>
      <text:p text:style-name="P2"/>
      <text:p text:style-name="P5">%=Paragraphe4=%</text:p>
      <text:p text:style-name="P2"/>
      <text:p text:style-name="P5">%=Salutations=%</text:p>
      <text:p text:style-name="P2"/>
      <text:p text:style-name="P8">%#include signatureStandard#%</text:p>
      <text:p text:style-name="P6"/>
      <text:p text:style-name="P6"/>
      <text:p text:style-name="P11">%=pushToEnd()=%</text:p>
      <text:p text:style-name="P7">%=Reclamation=%</text:p>
      <text:p text:style-name="P6">%=Texte_Reclamation=%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%=Copie=%</text:p>
          </table:table-cell>
          <table:table-cell table:style-name="Tableau1.A1" office:value-type="string">
            <text:p text:style-name="P10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%=Annexe=%</text:p>
          </table:table-cell>
          <table:table-cell table:style-name="Tableau2.A1" office:value-type="string">
            <text:p text:style-name="P10">%=TexteAnnex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11-04T15:52:02</dc:date>
    <meta:editing-cycles>73</meta:editing-cycles>
    <meta:editing-duration>PT2H42M1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23" meta:character-count="312"/>
  </office:meta>
</office:document-meta>
</file>